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16cm" fo:margin-left="0cm" fo:margin-right="-0.016cm" table:align="margins"/>
    </style:style>
    <style:style style:name="Tableau1.A" style:family="table-column">
      <style:table-column-properties style:column-width="2.205cm" style:rel-column-width="5618*"/>
    </style:style>
    <style:style style:name="Tableau1.B" style:family="table-column">
      <style:table-column-properties style:column-width="11.559cm" style:rel-column-width="29456*"/>
    </style:style>
    <style:style style:name="Tableau1.C" style:family="table-column">
      <style:table-column-properties style:column-width="9.841cm" style:rel-column-width="25078*"/>
    </style:style>
    <style:style style:name="Tableau1.D" style:family="table-column">
      <style:table-column-properties style:column-width="2.113cm" style:rel-column-width="5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background-color="#ff3333"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background-color="#00ff66" fo:padding="0.097cm" fo:border-left="0.002cm solid #000000" fo:border-right="0.002cm solid #000000" fo:border-top="none" fo:border-bottom="0.002cm solid #000000">
        <style:background-image/>
      </style:table-cell-properties>
    </style:style>
    <style:style style:name="Tableau1.A4" style:family="table-cell">
      <style:table-cell-properties fo:background-color="#ffff99" fo:padding="0.097cm" fo:border-left="0.002cm solid #000000" fo:border-right="none" fo:border-top="none" fo:border-bottom="0.002cm solid #000000">
        <style:background-image/>
      </style:table-cell-properties>
    </style:style>
    <style:style style:name="Tableau1.8" style:family="table-row">
      <style:table-row-properties style:min-row-height="0.556cm"/>
    </style:style>
    <style:style style:name="Tableau1.A13" style:family="table-cell">
      <style:table-cell-properties fo:background-color="#00ccff" fo:padding="0.097cm" fo:border-left="0.002cm solid #000000" fo:border-right="none" fo:border-top="none" fo:border-bottom="0.002cm solid #000000">
        <style:background-image/>
      </style:table-cell-properties>
    </style:style>
    <style:style style:name="Tableau2" style:family="table">
      <style:table-properties style:width="25.7cm" table:align="margins"/>
    </style:style>
    <style:style style:name="Tableau2.A" style:family="table-column">
      <style:table-column-properties style:column-width="2.203cm" style:rel-column-width="5617*"/>
    </style:style>
    <style:style style:name="Tableau2.B" style:family="table-column">
      <style:table-column-properties style:column-width="11.582cm" style:rel-column-width="29533*"/>
    </style:style>
    <style:style style:name="Tableau2.C" style:family="table-column">
      <style:table-column-properties style:column-width="9.793cm" style:rel-column-width="24972*"/>
    </style:style>
    <style:style style:name="Tableau2.D" style:family="table-column">
      <style:table-column-properties style:column-width="2.122cm" style:rel-column-width="5413*"/>
    </style:style>
    <style:style style:name="Tableau2.A1" style:family="table-cell">
      <style:table-cell-properties fo:background-color="#ff3333"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left="0.002cm solid #000000" fo:border-right="none" fo:border-top="0.002cm solid #000000" fo:border-bottom="0.002cm solid #000000"/>
    </style:style>
    <style:style style:name="Tableau2.D1" style:family="table-cell">
      <style:table-cell-properties fo:background-color="#00ff66" fo:padding="0.097cm" fo:border="0.002cm solid #000000">
        <style:background-image/>
      </style:table-cell-properties>
    </style:style>
    <style:style style:name="Tableau2.2" style:family="table-row">
      <style:table-row-properties style:min-row-height="0.455cm"/>
    </style:style>
    <style:style style:name="Tableau2.A2" style:family="table-cell">
      <style:table-cell-properties fo:background-color="#ff3333"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D2" style:family="table-cell">
      <style:table-cell-properties fo:background-color="#00ff66" fo:padding="0.097cm" fo:border-left="0.002cm solid #000000" fo:border-right="0.002cm solid #000000" fo:border-top="none" fo:border-bottom="0.002cm solid #000000">
        <style:background-image/>
      </style:table-cell-properties>
    </style:style>
    <style:style style:name="Tableau2.A3" style:family="table-cell">
      <style:table-cell-properties fo:background-color="#ffff99" fo:padding="0.097cm" fo:border-left="0.002cm solid #000000" fo:border-right="none" fo:border-top="none" fo:border-bottom="0.002cm solid #000000">
        <style:background-image/>
      </style:table-cell-properties>
    </style:style>
    <style:style style:name="Tableau2.A12" style:family="table-cell">
      <style:table-cell-properties fo:background-color="#00ccff" fo:padding="0.097cm" fo:border-left="0.002cm solid #000000" fo:border-right="none" fo:border-top="none" fo:border-bottom="0.002cm solid #000000">
        <style:background-image/>
      </style:table-cell-properties>
    </style:style>
    <style:style style:name="Tableau3" style:family="table">
      <style:table-properties style:width="25.7cm" table:align="margins"/>
    </style:style>
    <style:style style:name="Tableau3.A" style:family="table-column">
      <style:table-column-properties style:column-width="2.205cm" style:rel-column-width="5622*"/>
    </style:style>
    <style:style style:name="Tableau3.B" style:family="table-column">
      <style:table-column-properties style:column-width="11.582cm" style:rel-column-width="29533*"/>
    </style:style>
    <style:style style:name="Tableau3.C" style:family="table-column">
      <style:table-column-properties style:column-width="9.793cm" style:rel-column-width="24972*"/>
    </style:style>
    <style:style style:name="Tableau3.D" style:family="table-column">
      <style:table-column-properties style:column-width="2.12cm" style:rel-column-width="5408*"/>
    </style:style>
    <style:style style:name="Tableau3.A1" style:family="table-cell">
      <style:table-cell-properties fo:background-color="#ff3333"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left="0.002cm solid #000000" fo:border-right="none" fo:border-top="0.002cm solid #000000" fo:border-bottom="0.002cm solid #000000"/>
    </style:style>
    <style:style style:name="Tableau3.D1" style:family="table-cell">
      <style:table-cell-properties fo:background-color="#00ff66" fo:padding="0.097cm" fo:border="0.002cm solid #000000">
        <style:background-image/>
      </style:table-cell-properties>
    </style:style>
    <style:style style:name="Tableau3.2" style:family="table-row">
      <style:table-row-properties style:min-row-height="0.455cm"/>
    </style:style>
    <style:style style:name="Tableau3.A2" style:family="table-cell">
      <style:table-cell-properties fo:background-color="#ff3333"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D2" style:family="table-cell">
      <style:table-cell-properties fo:background-color="#00ff66" fo:padding="0.097cm" fo:border-left="0.002cm solid #000000" fo:border-right="0.002cm solid #000000" fo:border-top="none" fo:border-bottom="0.002cm solid #000000">
        <style:background-image/>
      </style:table-cell-properties>
    </style:style>
    <style:style style:name="Tableau3.A3" style:family="table-cell">
      <style:table-cell-properties fo:background-color="#ffff99" fo:padding="0.097cm" fo:border-left="0.002cm solid #000000" fo:border-right="none" fo:border-top="none" fo:border-bottom="0.002cm solid #000000">
        <style:background-image/>
      </style:table-cell-properties>
    </style:style>
    <style:style style:name="Tableau3.A16" style:family="table-cell">
      <style:table-cell-properties fo:background-color="#00ccff"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Text_20_body">
      <style:paragraph-properties fo:text-align="center" style:justify-single-word="false"/>
      <style:text-properties fo:font-size="18pt" style:font-size-asian="18pt" style:font-size-complex="18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background-color="#00ff66">
        <style:background-image/>
      </style:paragraph-properties>
    </style:style>
    <style:style style:name="P5" style:family="paragraph" style:parent-style-name="Standard">
      <style:paragraph-properties fo:text-align="center" style:justify-single-word="false"/>
    </style:style>
    <style:style style:name="P6" style:family="paragraph" style:parent-style-name="Table_20_Contents">
      <style:paragraph-properties fo:background-color="#00ccff">
        <style:background-image/>
      </style:paragraph-properties>
    </style:style>
    <style:style style:name="P7" style:family="paragraph" style:parent-style-name="Table_20_Contents">
      <style:paragraph-properties fo:background-color="#ffffff">
        <style:background-image/>
      </style:paragraph-properties>
    </style:style>
    <style:style style:name="P8" style:family="paragraph" style:parent-style-name="Standard">
      <style:paragraph-properties fo:text-align="center" style:justify-single-word="false"/>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test</text:p>
      <text:p text:style-name="Text_20_body"/>
      <text:p text:style-name="P2">Page d'accueil (index.html)</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3">Test Effectué</text:p>
          </table:table-cell>
          <table:table-cell table:style-name="Tableau1.A1" office:value-type="string">
            <text:p text:style-name="P3">Résultats attendus</text:p>
          </table:table-cell>
          <table:table-cell table:style-name="Tableau1.D1" office:value-type="string">
            <text:p text:style-name="Table_20_Contents">Check</text:p>
          </table:table-cell>
        </table:table-row>
        <table:table-row>
          <table:table-cell table:style-name="Tableau1.A2" office:value-type="string">
            <text:p text:style-name="Table_20_Contents">index.html</text:p>
          </table:table-cell>
          <table:table-cell table:style-name="Tableau1.B2" office:value-type="string">
            <text:p text:style-name="Table_20_Contents">Header en desktop (lignes 18 à 58)</text:p>
            <text:p text:style-name="Table_20_Contents"/>
            <text:p text:style-name="P6">partie css (lignes 28 à 100)</text:p>
          </table:table-cell>
          <table:table-cell table:style-name="Tableau1.B2" office:value-type="string">
            <text:p text:style-name="Table_20_Contents">Lors de l'affichage de la page il y a en premier éléménet le header qui doit comporter :</text:p>
            <text:p text:style-name="Table_20_Contents">- le logo sur la gauche (cliquable il redirige sur la page d'accueil du site)</text:p>
            <text:p text:style-name="Table_20_Contents">- le menu sur la droite, qui lui se compose des trois éléments :</text:p>
            <text:p text:style-name="Table_20_Contents"><text:s text:c="2"/>- Accueil (lien de redirection vers cette page)</text:p>
            <text:p text:style-name="Table_20_Contents"><text:s text:c="2"/>- Panier (un lien de redirection vers le panier)</text:p>
            <text:p text:style-name="Table_20_Contents"><text:s text:c="2"/>- Nos boutiques qui est un dropdown avec deux liens « OriBears » et « OriWoods » tout deux on un effet au hover le background change de couleur et les liens mènent sur une page d'erreur « cette page n'existe pas encore »</text:p>
            <text:p text:style-name="Table_20_Contents">- test effectuer sur deux navigateurs (mozilla &amp; chrome)</text:p>
          </table:table-cell>
          <table:table-cell table:style-name="Tableau1.D2" office:value-type="string">
            <text:p text:style-name="P4"/>
          </table:table-cell>
        </table:table-row>
        <table:table-row>
          <table:table-cell table:style-name="Tableau1.A2" office:value-type="string">
            <text:p text:style-name="Table_20_Contents">index.html</text:p>
          </table:table-cell>
          <table:table-cell table:style-name="Tableau1.B2" office:value-type="string">
            <text:p text:style-name="Table_20_Contents">Header sur mobile</text:p>
          </table:table-cell>
          <table:table-cell table:style-name="Tableau1.B2" office:value-type="string">
            <text:p text:style-name="Table_20_Contents">Dans cet élément il doit y avoir :</text:p>
            <text:p text:style-name="Table_20_Contents">- le logo sur la gauche qui est cliquable comme pour la description de la version desktop.</text:p>
            <text:p text:style-name="Table_20_Contents">- le menu burger qui au click s'ouvre sur un menu qui se compose des mêmes éléments citer dans la version desktop avec le même fonctionnement pour le lien « Nos Boutiques »</text:p>
          </table:table-cell>
          <table:table-cell table:style-name="Tableau1.D2" office:value-type="string">
            <text:p text:style-name="Table_20_Contents"/>
          </table:table-cell>
        </table:table-row>
        <table:table-row>
          <table:table-cell table:style-name="Tableau1.A4" office:value-type="string">
            <text:p text:style-name="Table_20_Contents">index.js</text:p>
          </table:table-cell>
          <table:table-cell table:style-name="Tableau1.B2" office:value-type="string">
            <text:p text:style-name="Table_20_Contents">Avec la partie BackEnd non fonctionnel (serveur couper ou <text:s/>en mettant un url de l'api erroné)</text:p>
          </table:table-cell>
          <table:table-cell table:style-name="Tableau1.B2" office:value-type="string">
            <text:p text:style-name="Table_20_Contents">- Il y a uniquement la partie présentation du site qui s'affiche, ainsi que le titre découvrez nos cameras.</text:p>
            <text:p text:style-name="Table_20_Contents">- un message d'erreur apparaît en dessous</text:p>
            <text:p text:style-name="Table_20_Contents">Une fois le serveur relancer avec actualisation de la page, l'affichage se fait correctement.</text:p>
          </table:table-cell>
          <table:table-cell table:style-name="Tableau1.D2" office:value-type="string">
            <text:p text:style-name="Table_20_Contents"/>
          </table:table-cell>
        </table:table-row>
        <text:soft-page-break/>
        <table:table-row>
          <table:table-cell table:style-name="Tableau1.A4" office:value-type="string">
            <text:p text:style-name="Table_20_Contents">index.js</text:p>
          </table:table-cell>
          <table:table-cell table:style-name="Tableau1.B2" office:value-type="string">
            <text:p text:style-name="Table_20_Contents">Ouverture de la page</text:p>
            <text:p text:style-name="Table_20_Contents">Requête au serveur (ligne 2 à 29) </text:p>
            <text:p text:style-name="Table_20_Contents">puis</text:p>
            <text:p text:style-name="Table_20_Contents">création des cartes produits (ligne 34 à 70)</text:p>
          </table:table-cell>
          <table:table-cell table:style-name="Tableau1.B2" office:value-type="string">
            <text:p text:style-name="Table_20_Contents">- affichage de la page d'accueil</text:p>
            <text:p text:style-name="Table_20_Contents">- L'affichage des articles dans leurs cartes avec image, nom, prix, courte description</text:p>
            <text:p text:style-name="Table_20_Contents">- chaque image et nom de produit est cliquable</text:p>
            <text:p text:style-name="Table_20_Contents">- Test réaliser sur Firefox et Chrome</text:p>
            <text:p text:style-name="Table_20_Contents">- 5 produits doivent s'afficher</text:p>
          </table:table-cell>
          <table:table-cell table:style-name="Tableau1.D2" office:value-type="string">
            <text:p text:style-name="Table_20_Contents"/>
          </table:table-cell>
        </table:table-row>
        <table:table-row>
          <table:table-cell table:style-name="Tableau1.A4" office:value-type="string">
            <text:p text:style-name="Table_20_Contents">index.js</text:p>
          </table:table-cell>
          <table:table-cell table:style-name="Tableau1.B2" office:value-type="string">
            <text:p text:style-name="Table_20_Contents">Sur mobile</text:p>
          </table:table-cell>
          <table:table-cell table:style-name="Tableau1.B2" office:value-type="string">
            <text:p text:style-name="Table_20_Contents">- L'affichage des cartes se fait également mais en responsive.</text:p>
          </table:table-cell>
          <table:table-cell table:style-name="Tableau1.D2" office:value-type="string">
            <text:p text:style-name="Table_20_Contents"/>
          </table:table-cell>
        </table:table-row>
        <table:table-row>
          <table:table-cell table:style-name="Tableau1.A2" office:value-type="string">
            <text:p text:style-name="Table_20_Contents">index.html</text:p>
          </table:table-cell>
          <table:table-cell table:style-name="Tableau1.B2" office:value-type="string">
            <text:p text:style-name="Table_20_Contents">Éléments cliquables dans le main (lignes 82 à 98)</text:p>
          </table:table-cell>
          <table:table-cell table:style-name="Tableau1.B2" office:value-type="string">
            <text:p text:style-name="Table_20_Contents">Image : le curseur de la souris change au survol de l'image, le nom du produit un effet au hover s'effectue ainsi que le changement du curseur de la souris.</text:p>
          </table:table-cell>
          <table:table-cell table:style-name="Tableau1.D2" office:value-type="string">
            <text:p text:style-name="Table_20_Contents"/>
          </table:table-cell>
        </table:table-row>
        <table:table-row table:style-name="Tableau1.8">
          <table:table-cell table:style-name="Tableau1.A2" office:value-type="string">
            <text:p text:style-name="Table_20_Contents">index.html</text:p>
          </table:table-cell>
          <table:table-cell table:style-name="Tableau1.B2" office:value-type="string">
            <text:p text:style-name="Table_20_Contents">Footer en desktop (lignes 103 à 136)</text:p>
            <text:p text:style-name="Table_20_Contents"/>
            <text:p text:style-name="P6">partie CSS fichier « style.css » (lignes 102 à 142)</text:p>
          </table:table-cell>
          <table:table-cell table:style-name="Tableau1.B2" office:value-type="string">
            <text:p text:style-name="Table_20_Contents">Cet élément est en bas de page il doit avoir un background identique à celui de la carte produit.</text:p>
            <text:p text:style-name="Table_20_Contents">Il se compose de 4 éléments qui sont :</text:p>
            <text:p text:style-name="Table_20_Contents">- 4 icons réseaux sociaux avec leur nom spécifiés juste sous l'icon. Ces éléments ont un effet au hover (zoom et changement de couleur), ces éléments sont cliquables ils redirigent vers les pages de chaque réseaux sociaux. Les adresses d'Oricamera seront à ajoutées.</text:p>
          </table:table-cell>
          <table:table-cell table:style-name="Tableau1.D2" office:value-type="string">
            <text:p text:style-name="Table_20_Contents"/>
          </table:table-cell>
        </table:table-row>
        <table:table-row table:style-name="Tableau1.8">
          <table:table-cell table:style-name="Tableau1.A2" office:value-type="string">
            <text:p text:style-name="Table_20_Contents">index.html</text:p>
          </table:table-cell>
          <table:table-cell table:style-name="Tableau1.B2" office:value-type="string">
            <text:p text:style-name="Table_20_Contents">Footer sur mobile (ligne 103 à 136)</text:p>
          </table:table-cell>
          <table:table-cell table:style-name="Tableau1.B2" office:value-type="string">
            <text:p text:style-name="Table_20_Contents">Voir la description ci-dessus elle reste identique.</text:p>
            <text:p text:style-name="Table_20_Contents"/>
          </table:table-cell>
          <table:table-cell table:style-name="Tableau1.D2" office:value-type="string">
            <text:p text:style-name="Table_20_Contents"/>
          </table:table-cell>
        </table:table-row>
        <table:table-row table:style-name="Tableau1.8">
          <table:table-cell table:style-name="Tableau1.A2" office:value-type="string">
            <text:p text:style-name="Table_20_Contents">index.html</text:p>
          </table:table-cell>
          <table:table-cell table:style-name="Tableau1.B2" office:value-type="string">
            <text:p text:style-name="Table_20_Contents">Lignes 139 à 141 insertion des scripts bootstrap</text:p>
          </table:table-cell>
          <table:table-cell table:style-name="Tableau1.B2" office:value-type="string">
            <text:p text:style-name="Table_20_Contents"/>
          </table:table-cell>
          <table:table-cell table:style-name="Tableau1.D2" office:value-type="string">
            <text:p text:style-name="Table_20_Contents"/>
          </table:table-cell>
        </table:table-row>
        <table:table-row table:style-name="Tableau1.8">
          <table:table-cell table:style-name="Tableau1.A2" office:value-type="string">
            <text:p text:style-name="Table_20_Contents">Index.html</text:p>
          </table:table-cell>
          <table:table-cell table:style-name="Tableau1.B2" office:value-type="string">
            <text:p text:style-name="Table_20_Contents">Ligne 144 insertion de la partie JavaScript de cette page</text:p>
          </table:table-cell>
          <table:table-cell table:style-name="Tableau1.B2" office:value-type="string">
            <text:p text:style-name="Table_20_Contents"/>
          </table:table-cell>
          <table:table-cell table:style-name="Tableau1.D2" office:value-type="string">
            <text:p text:style-name="Table_20_Contents"/>
          </table:table-cell>
        </table:table-row>
        <table:table-row table:style-name="Tableau1.8">
          <table:table-cell table:style-name="Tableau1.A2" office:value-type="string">
            <text:p text:style-name="Table_20_Contents">index.html</text:p>
          </table:table-cell>
          <table:table-cell table:style-name="Tableau1.B2" office:value-type="string">
            <text:p text:style-name="Table_20_Contents">W3C Validator html</text:p>
          </table:table-cell>
          <table:table-cell table:style-name="Tableau1.B2" office:value-type="string">
            <text:p text:style-name="Table_20_Contents">Document checking completed. No errors or warnings to show. </text:p>
          </table:table-cell>
          <table:table-cell table:style-name="Tableau1.D2" office:value-type="string">
            <text:p text:style-name="Table_20_Contents"/>
          </table:table-cell>
        </table:table-row>
        <table:table-row table:style-name="Tableau1.8">
          <table:table-cell table:style-name="Tableau1.A13" office:value-type="string">
            <text:p text:style-name="Table_20_Contents">style.css</text:p>
          </table:table-cell>
          <table:table-cell table:style-name="Tableau1.B2" office:value-type="string">
            <text:p text:style-name="Table_20_Contents">W3C Validator CSS</text:p>
          </table:table-cell>
          <table:table-cell table:style-name="Tableau1.B2" office:value-type="string">
            <text:p text:style-name="Table_20_Contents">Aucune erreurs trouvées, seul des avertissements persistent du à <text:span text:style-name="Source_20_Text">-webkit-</text:span> <text:s/>qui n'est pas reconnu par le validateur.</text:p>
          </table:table-cell>
          <table:table-cell table:style-name="Tableau1.D2" office:value-type="string">
            <text:p text:style-name="Table_20_Contents"/>
          </table:table-cell>
        </table:table-row>
        <table:table-row table:style-name="Tableau1.8">
          <table:table-cell table:style-name="Tableau1.B2" office:value-type="string">
            <text:p text:style-name="Table_20_Contents"/>
          </table:table-cell>
          <table:table-cell table:style-name="Tableau1.B2" office:value-type="string">
            <text:p text:style-name="Table_20_Contents"><text:s/></text:p>
          </table:table-cell>
          <table:table-cell table:style-name="Tableau1.B2" office:value-type="string">
            <text:p text:style-name="Table_20_Contents"/>
          </table:table-cell>
          <table:table-cell table:style-name="Tableau1.D2" office:value-type="string">
            <text:p text:style-name="Table_20_Contents"/>
          </table:table-cell>
        </table:table-row>
      </table:table>
      <text:p text:style-name="Standard"/>
      <text:p text:style-name="Standard"><text:soft-page-break/></text:p>
      <text:p text:style-name="P8">Page Catalogue (catalogue.html)</text:p>
      <text:p text:style-name="P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Table_20_Contents">catalogue.html</text:p>
          </table:table-cell>
          <table:table-cell table:style-name="Tableau2.B1" office:value-type="string">
            <text:p text:style-name="Table_20_Contents">Header en desktop (lignes 18 à 58)</text:p>
            <text:p text:style-name="Table_20_Contents"/>
            <text:p text:style-name="P6">partie css (lignes 28 à 100)</text:p>
          </table:table-cell>
          <table:table-cell table:style-name="Tableau2.B1" office:value-type="string">
            <text:p text:style-name="Table_20_Contents">Lors de l'affichage de la page il y a en premier élément le header qui doit comporter :</text:p>
            <text:p text:style-name="Table_20_Contents">- le logo sur la gauche (cliquable il redirige sur la page d'accueil du site)</text:p>
            <text:p text:style-name="Table_20_Contents">- le menu sur la droite, qui lui se compose des trois éléments :</text:p>
            <text:p text:style-name="Table_20_Contents"><text:s text:c="2"/>- Accueil (lien de redirection vers cette page)</text:p>
            <text:p text:style-name="Table_20_Contents"><text:s text:c="2"/>- Panier (un lien de redirection vers le panier)</text:p>
            <text:p text:style-name="Table_20_Contents"><text:s text:c="2"/>- Nos boutiques qui est un dropdown avec deux liens « OriBears » et « OriWoods » tout deux on un effet au hover le background change de couleur et les liens mènent sur une page d'erreur « cette page n'existe pas encore »</text:p>
          </table:table-cell>
          <table:table-cell table:style-name="Tableau2.D1" office:value-type="string">
            <text:p text:style-name="Table_20_Contents"/>
          </table:table-cell>
        </table:table-row>
        <table:table-row table:style-name="Tableau2.2">
          <table:table-cell table:style-name="Tableau2.A2" office:value-type="string">
            <text:p text:style-name="Table_20_Contents">catalogue.html</text:p>
          </table:table-cell>
          <table:table-cell table:style-name="Tableau2.B2" office:value-type="string">
            <text:p text:style-name="Table_20_Contents">Header sur mobile</text:p>
          </table:table-cell>
          <table:table-cell table:style-name="Tableau2.B2" office:value-type="string">
            <text:p text:style-name="Table_20_Contents">- L'affichage des cartes se fait également mais en responsive.</text:p>
          </table:table-cell>
          <table:table-cell table:style-name="Tableau2.D2" office:value-type="string">
            <text:p text:style-name="Table_20_Contents"/>
          </table:table-cell>
        </table:table-row>
        <table:table-row table:style-name="Tableau2.2">
          <table:table-cell table:style-name="Tableau2.A3" office:value-type="string">
            <text:p text:style-name="Table_20_Contents">catalogue.js</text:p>
          </table:table-cell>
          <table:table-cell table:style-name="Tableau2.B2" office:value-type="string">
            <text:p text:style-name="Table_20_Contents">Avec la partie BackEnd non fonctionnel (serveur couper ou <text:s/>en mettant un url de l'api erroné)</text:p>
          </table:table-cell>
          <table:table-cell table:style-name="Tableau2.B2" office:value-type="string">
            <text:p text:style-name="Table_20_Contents">- Il y a uniquement la partie header et le footer qui s'affichent correctement.</text:p>
            <text:p text:style-name="Table_20_Contents">- un message d'erreur apparaît en dessous</text:p>
            <text:p text:style-name="Table_20_Contents">Une fois le serveur relancer avec actualisation de la page, l'affichage se fait correctement.</text:p>
          </table:table-cell>
          <table:table-cell table:style-name="Tableau2.D2" office:value-type="string">
            <text:p text:style-name="Table_20_Contents"/>
          </table:table-cell>
        </table:table-row>
        <table:table-row table:style-name="Tableau2.2">
          <table:table-cell table:style-name="Tableau2.A3" office:value-type="string">
            <text:p text:style-name="Table_20_Contents">catalogue.js</text:p>
          </table:table-cell>
          <table:table-cell table:style-name="Tableau2.B2" office:value-type="string">
            <text:p text:style-name="Table_20_Contents">Ouverture de la page</text:p>
            <text:p text:style-name="Table_20_Contents">Requête au serveur (ligne 12 à 38) </text:p>
            <text:p text:style-name="Table_20_Contents">puis</text:p>
            <text:p text:style-name="Table_20_Contents">création des cartes produits (ligne 40 à 84)</text:p>
          </table:table-cell>
          <table:table-cell table:style-name="Tableau2.B2" office:value-type="string">
            <text:p text:style-name="Table_20_Contents">Affichage de la carte du produit avec plus de détails, elle contient : </text:p>
            <text:p text:style-name="Table_20_Contents">- une image</text:p>
            <text:p text:style-name="Table_20_Contents">- le nom</text:p>
            <text:p text:style-name="Table_20_Contents">- la description</text:p>
            <text:p text:style-name="Table_20_Contents">- le choix de lentille avec l'élément « option » qui permet d'avoir la sélection complète des lentilles disponibles pour chaque produits</text:p>
            <text:p text:style-name="Table_20_Contents">- le prix </text:p>
            <text:p text:style-name="Table_20_Contents"><text:soft-page-break/>- le bouton d'ajout au panier</text:p>
          </table:table-cell>
          <table:table-cell table:style-name="Tableau2.D2" office:value-type="string">
            <text:p text:style-name="Table_20_Contents"/>
          </table:table-cell>
        </table:table-row>
        <table:table-row table:style-name="Tableau2.2">
          <table:table-cell table:style-name="Tableau2.A2" office:value-type="string">
            <text:p text:style-name="Table_20_Contents">catalogue.html</text:p>
          </table:table-cell>
          <table:table-cell table:style-name="Tableau2.B2" office:value-type="string">
            <text:p text:style-name="Table_20_Contents">Éléments cliquables dans le main (lignes 60 à 82)</text:p>
          </table:table-cell>
          <table:table-cell table:style-name="Tableau2.B2" office:value-type="string">
            <text:p text:style-name="Table_20_Contents">- L'élément « select » pour le choix de la lentille au click un menu déroulant apparaît avec le choix des lentilles disponible pour le produit sélectionner. Le nombre de lentille peut varier en fonction du produit selectionner.</text:p>
            <text:p text:style-name="Table_20_Contents">Au click sur le choix d'une lentille cette dernière est sélectionner et est mise en tête de liste.</text:p>
            <text:p text:style-name="Table_20_Contents">- le bouton d'ajout au panier lors du click sur ce dernier le produit et ajouter au panier et un message pour prévenir s'affiche comme il suit : « Nom du produit » Produit ajouter à votre panier !</text:p>
          </table:table-cell>
          <table:table-cell table:style-name="Tableau2.D2" office:value-type="string">
            <text:p text:style-name="Table_20_Contents"/>
          </table:table-cell>
        </table:table-row>
        <table:table-row table:style-name="Tableau2.2">
          <table:table-cell table:style-name="Tableau2.A3" office:value-type="string">
            <text:p text:style-name="Table_20_Contents">catalogue.js</text:p>
          </table:table-cell>
          <table:table-cell table:style-name="Tableau2.B2" office:value-type="string">
            <text:p text:style-name="Table_20_Contents">*Toujours dans la partie main mais cette fois via le Javascript (ligne 97 à 123) <text:s/></text:p>
            <text:p text:style-name="Table_20_Contents">Ajout du produit au local storage (ligne 97 à 107 du fichier catalogue.js)</text:p>
            <text:p text:style-name="Table_20_Contents">Affichage du message d'ajout au local storage (ajout au panier) (ligne 110 à 149)</text:p>
          </table:table-cell>
          <table:table-cell table:style-name="Tableau2.B2" office:value-type="string">
            <text:p text:style-name="Table_20_Contents">Ajout du produit au local storage suite au click sur le bouton d'ajout au panier.</text:p>
            <text:p text:style-name="Table_20_Contents"/>
            <text:p text:style-name="Table_20_Contents">Affichage du message « Nom du produit » Produit ajouter à votre panier !</text:p>
          </table:table-cell>
          <table:table-cell table:style-name="Tableau2.D2" office:value-type="string">
            <text:p text:style-name="Table_20_Contents"/>
          </table:table-cell>
        </table:table-row>
        <table:table-row>
          <table:table-cell table:style-name="Tableau2.A2" office:value-type="string">
            <text:p text:style-name="Table_20_Contents">catalogue.html</text:p>
          </table:table-cell>
          <table:table-cell table:style-name="Tableau2.B2" office:value-type="string">
            <text:p text:style-name="Table_20_Contents">Footer en desktop (lignes 88 à 121)</text:p>
            <text:p text:style-name="Table_20_Contents"/>
            <text:p text:style-name="P6">partie CSS fichier « style.css » (lignes 102 à 142)</text:p>
          </table:table-cell>
          <table:table-cell table:style-name="Tableau2.B2" office:value-type="string">
            <text:p text:style-name="Table_20_Contents">Cet élément est en bas de page il doit avoir un background identique à celui de la carte produit.</text:p>
            <text:p text:style-name="Table_20_Contents">Il se compose de 4 éléments qui sont :</text:p>
            <text:p text:style-name="Table_20_Contents">- 4 icons réseaux sociaux avec leur nom spécifiés juste sous l'icon. Ces éléments ont un effet au hover (zoom et changement de couleur), ces éléments sont cliquables ils redirigent vers les pages de chaque réseaux sociaux. Les adresses d'Oricamera seront à ajoutées.</text:p>
          </table:table-cell>
          <table:table-cell table:style-name="Tableau2.D2" office:value-type="string">
            <text:p text:style-name="Table_20_Contents"/>
          </table:table-cell>
        </table:table-row>
        <table:table-row>
          <table:table-cell table:style-name="Tableau2.A2" office:value-type="string">
            <text:p text:style-name="Table_20_Contents">catalogue.html</text:p>
          </table:table-cell>
          <table:table-cell table:style-name="Tableau2.B2" office:value-type="string">
            <text:p text:style-name="Table_20_Contents">Footer sur mobile (lignes 88 à 121)</text:p>
          </table:table-cell>
          <table:table-cell table:style-name="Tableau2.B2" office:value-type="string">
            <text:p text:style-name="Table_20_Contents">Voir la description ci-dessus elle reste identique.</text:p>
          </table:table-cell>
          <table:table-cell table:style-name="Tableau2.D2" office:value-type="string">
            <text:p text:style-name="Table_20_Contents"/>
          </table:table-cell>
        </table:table-row>
        <table:table-row>
          <table:table-cell table:style-name="Tableau2.A2" office:value-type="string">
            <text:p text:style-name="Table_20_Contents">catalogue.html</text:p>
          </table:table-cell>
          <table:table-cell table:style-name="Tableau2.B2" office:value-type="string">
            <text:p text:style-name="Table_20_Contents">Lignes 124 à 126 insertion des scripts bootstrap</text:p>
          </table:table-cell>
          <table:table-cell table:style-name="Tableau2.B2" office:value-type="string">
            <text:p text:style-name="Table_20_Contents"/>
          </table:table-cell>
          <table:table-cell table:style-name="Tableau2.D2" office:value-type="string">
            <text:p text:style-name="Table_20_Contents"/>
          </table:table-cell>
        </table:table-row>
        <table:table-row>
          <table:table-cell table:style-name="Tableau2.A2" office:value-type="string">
            <text:p text:style-name="Table_20_Contents">catalogue.html</text:p>
          </table:table-cell>
          <table:table-cell table:style-name="Tableau2.B2" office:value-type="string">
            <text:p text:style-name="Table_20_Contents">Ligne 129 insertion de la partie JavaScript de cette page</text:p>
          </table:table-cell>
          <table:table-cell table:style-name="Tableau2.B2" office:value-type="string">
            <text:p text:style-name="Table_20_Contents"/>
          </table:table-cell>
          <table:table-cell table:style-name="Tableau2.D2" office:value-type="string">
            <text:p text:style-name="Table_20_Contents"/>
          </table:table-cell>
        </table:table-row>
        <text:soft-page-break/>
        <table:table-row>
          <table:table-cell table:style-name="Tableau2.A2" office:value-type="string">
            <text:p text:style-name="Table_20_Contents">index.html</text:p>
          </table:table-cell>
          <table:table-cell table:style-name="Tableau2.B2" office:value-type="string">
            <text:p text:style-name="Table_20_Contents">W3C Validator html</text:p>
          </table:table-cell>
          <table:table-cell table:style-name="Tableau2.B2" office:value-type="string">
            <text:p text:style-name="Table_20_Contents">Document checking completed. No errors or warnings to show. </text:p>
          </table:table-cell>
          <table:table-cell table:style-name="Tableau2.D2" office:value-type="string">
            <text:p text:style-name="Table_20_Contents"/>
          </table:table-cell>
        </table:table-row>
        <table:table-row>
          <table:table-cell table:style-name="Tableau2.A12" office:value-type="string">
            <text:p text:style-name="Table_20_Contents">style.css</text:p>
          </table:table-cell>
          <table:table-cell table:style-name="Tableau2.B2" office:value-type="string">
            <text:p text:style-name="Table_20_Contents">W3C Validator CSS</text:p>
          </table:table-cell>
          <table:table-cell table:style-name="Tableau2.B2" office:value-type="string">
            <text:p text:style-name="Table_20_Contents">Aucune erreurs trouvées, seul des avertissements persistent du à <text:span text:style-name="Source_20_Text">-webkit-</text:span> <text:s/>qui n'est pas reconnu par le validateur.</text:p>
          </table:table-cell>
          <table:table-cell table:style-name="Tableau2.D2" office:value-type="string">
            <text:p text:style-name="Table_20_Contents"/>
          </table:table-cell>
        </table:table-row>
      </table:table>
      <text:p text:style-name="Standard"/>
      <text:p text:style-name="Standard"/>
      <text:p text:style-name="P8">Page Panier/Formulaire/Validation (panier.html)</text:p>
      <text:p text:style-name="P5"/>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Table_20_Contents">panier.html</text:p>
          </table:table-cell>
          <table:table-cell table:style-name="Tableau3.B1" office:value-type="string">
            <text:p text:style-name="Table_20_Contents">Header en desktop (lignes 18 à 58)</text:p>
            <text:p text:style-name="Table_20_Contents"/>
            <text:p text:style-name="P6">partie css (lignes 28 à 100)</text:p>
          </table:table-cell>
          <table:table-cell table:style-name="Tableau3.B1" office:value-type="string">
            <text:p text:style-name="Table_20_Contents">Lors de l'affichage de la page il y a en premier éléménet le header qui doit comporter :</text:p>
            <text:p text:style-name="Table_20_Contents">- le logo sur la gauche (cliquable il redirige sur la page d'accueil du site)</text:p>
            <text:p text:style-name="Table_20_Contents">- le menu sur la droite, qui lui se compose des trois éléments :</text:p>
            <text:p text:style-name="Table_20_Contents"><text:s text:c="2"/>- Accueil (lien de redirection vers cette page)</text:p>
            <text:p text:style-name="Table_20_Contents"><text:s text:c="2"/>- Panier (un lien de redirection vers le panier)</text:p>
            <text:p text:style-name="Table_20_Contents"><text:s text:c="2"/>- Nos boutiques qui est un dropdown avec deux liens « OriBears » et « OriWoods » tout deux on un effet au hover le background change de couleur et les liens mènent sur une page d'erreur « cette page n'existe pas encore »</text:p>
          </table:table-cell>
          <table:table-cell table:style-name="Tableau3.D1" office:value-type="string">
            <text:p text:style-name="Table_20_Contents"/>
          </table:table-cell>
        </table:table-row>
        <table:table-row table:style-name="Tableau3.2">
          <table:table-cell table:style-name="Tableau3.A2" office:value-type="string">
            <text:p text:style-name="Table_20_Contents">panier.html</text:p>
          </table:table-cell>
          <table:table-cell table:style-name="Tableau3.B2" office:value-type="string">
            <text:p text:style-name="Table_20_Contents">Header sur mobile</text:p>
          </table:table-cell>
          <table:table-cell table:style-name="Tableau3.B2" office:value-type="string">
            <text:p text:style-name="Table_20_Contents">- L'affichage des cartes se fait également mais en responsive.</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Affichage du contenu du panier (ligne 20 à 57)</text:p>
          </table:table-cell>
          <table:table-cell table:style-name="Tableau3.B2" office:value-type="string">
            <text:p text:style-name="P7">- quand le panier est vide affiche un message « Votre panier est vide ! » </text:p>
            <text:p text:style-name="P7">- quand il a des produits dans le panier affichage du massage « Résumé des produits dans le panier »</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Affichage du tableau contenant les produits dans le panier (ligne 60 à 74) (ligne 77 à 100)</text:p>
          </table:table-cell>
          <table:table-cell table:style-name="Tableau3.B2" office:value-type="string">
            <text:p text:style-name="Table_20_Contents">Quand un ou des produits sont présents dans le panier un tableau d'affiche comprenant 1 même produit par ligne : </text:p>
            <text:p text:style-name="Table_20_Contents"><text:soft-page-break/>- image</text:p>
            <text:p text:style-name="Table_20_Contents">- nom</text:p>
            <text:p text:style-name="Table_20_Contents">- nom de la lentille</text:p>
            <text:p text:style-name="Table_20_Contents">- prix</text:p>
            <text:p text:style-name="Table_20_Contents">- bouton supprimer produit</text:p>
            <text:p text:style-name="Table_20_Contents">- boutons ajout-retire quantité</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Affiche la quantité et le bouton ajout-retire (ligne 103 à 153)</text:p>
          </table:table-cell>
          <table:table-cell table:style-name="Tableau3.B2" office:value-type="string">
            <text:p text:style-name="Table_20_Contents">Permet de voir la quantité d'un produit et d'ajouter ou retirer</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Calcule du prix total des produits présent dans le panier (ligne 156 à 162) et affichage du prix total (165 à 173)</text:p>
          </table:table-cell>
          <table:table-cell table:style-name="Tableau3.B2" office:value-type="string">
            <text:p text:style-name="Table_20_Contents">Permet le calcul du prix total du panier ainsi que l'affichage de la somme sous le tableau des produits</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Bouton vider le panier (ligne 176 à 183)</text:p>
          </table:table-cell>
          <table:table-cell table:style-name="Tableau3.B2" office:value-type="string">
            <text:p text:style-name="Table_20_Contents">Permet l'affichage du bouton pour vider le panier</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Supprimer un produit (ligne 197 à 223)</text:p>
          </table:table-cell>
          <table:table-cell table:style-name="Tableau3.B2" office:value-type="string">
            <text:p text:style-name="Table_20_Contents">RemoveItem permet de supprimer un produit du panier et par conséquent la mise à jour du local storage</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Formulaire de validation du panier (ligne 261 à 271)</text:p>
          </table:table-cell>
          <table:table-cell table:style-name="Tableau3.B2" office:value-type="string">
            <text:p text:style-name="Table_20_Contents">Couleur de la bordure selon si le champs et rempli ou non.</text:p>
            <text:p text:style-name="Table_20_Contents">- Bleu si oui</text:p>
            <text:p text:style-name="Table_20_Contents">- Rouge si vide</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Champs email (ligne 274 à 282)</text:p>
          </table:table-cell>
          <table:table-cell table:style-name="Tableau3.B2" office:value-type="string">
            <text:p text:style-name="Table_20_Contents">Permet de valider le champs uniquement si une adresse « valide » est entrée : <text:a xlink:type="simple" xlink:href="mailto:mail@mail.com" text:style-name="Internet_20_link" text:visited-style-name="Visited_20_Internet_20_Link">mail@mail.com</text:a> par exemple</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Validation du formulaire à vide (Ligne 342 à 358)</text:p>
          </table:table-cell>
          <table:table-cell table:style-name="Tableau3.B2" office:value-type="string">
            <text:p text:style-name="Table_20_Contents">La validation du formulaire avec un seul champs vide n'est pas possible l'input à sa bordure qui devient rouge et un message s'affiche sous le bouton de validation « Veuillez remplir tous les champs !»</text:p>
          </table:table-cell>
          <table:table-cell table:style-name="Tableau3.D2" office:value-type="string">
            <text:p text:style-name="Table_20_Contents"/>
          </table:table-cell>
        </table:table-row>
        <table:table-row table:style-name="Tableau3.2">
          <table:table-cell table:style-name="Tableau3.A3" office:value-type="string">
            <text:p text:style-name="Table_20_Contents">panier.js</text:p>
          </table:table-cell>
          <table:table-cell table:style-name="Tableau3.B2" office:value-type="string">
            <text:p text:style-name="Table_20_Contents">Confirmation de la commande (360 à 370)</text:p>
            <text:p text:style-name="Table_20_Contents">Message de confirmation de commande (ligne 373 à 415) Ajout des éléments de confirmation (ligne 417 à 449)</text:p>
          </table:table-cell>
          <table:table-cell table:style-name="Tableau3.B2" office:value-type="string">
            <text:p text:style-name="Table_20_Contents">Confirmation de la commande puis affichage du message de confirmation de la commande avec les éléments :</text:p>
            <text:p text:style-name="Table_20_Contents">- Un message principale</text:p>
            <text:p text:style-name="Table_20_Contents">- Un message secondaire</text:p>
            <text:p text:style-name="Table_20_Contents">- Le numéro de la commande</text:p>
            <text:p text:style-name="Table_20_Contents">- Le ou les produits avec le détails</text:p>
            <text:p text:style-name="Table_20_Contents">- Le prix total de la commande</text:p>
          </table:table-cell>
          <table:table-cell table:style-name="Tableau3.D2" office:value-type="string">
            <text:p text:style-name="Table_20_Contents"/>
          </table:table-cell>
        </table:table-row>
        <text:soft-page-break/>
        <table:table-row>
          <table:table-cell table:style-name="Tableau3.A2" office:value-type="string">
            <text:p text:style-name="Table_20_Contents">panier.html</text:p>
          </table:table-cell>
          <table:table-cell table:style-name="Tableau3.B2" office:value-type="string">
            <text:p text:style-name="Table_20_Contents">Footer en desktop (lignes 109 à 142)</text:p>
            <text:p text:style-name="Table_20_Contents"/>
            <text:p text:style-name="P6">partie CSS fichier « style.css » (lignes 102 à 142)</text:p>
          </table:table-cell>
          <table:table-cell table:style-name="Tableau3.B2" office:value-type="string">
            <text:p text:style-name="Table_20_Contents">Cet élément est en bas de page il doit avoir un background identique à celui de la carte produit.</text:p>
            <text:p text:style-name="Table_20_Contents">Il se compose de 4 éléments qui sont :</text:p>
            <text:p text:style-name="Table_20_Contents">- 4 icons réseaux sociaux avec leur nom spécifiés juste sous l'icon. Ces éléments ont un effet au hover (zoom et changement de couleur), ces éléments sont cliquables ils redirigent vers les pages de chaque réseaux sociaux. Les adresses d'Oricamera seront à ajoutées.</text:p>
          </table:table-cell>
          <table:table-cell table:style-name="Tableau3.D2" office:value-type="string">
            <text:p text:style-name="Table_20_Contents"/>
          </table:table-cell>
        </table:table-row>
        <table:table-row>
          <table:table-cell table:style-name="Tableau3.A2" office:value-type="string">
            <text:p text:style-name="Table_20_Contents">panier.html</text:p>
          </table:table-cell>
          <table:table-cell table:style-name="Tableau3.B2" office:value-type="string">
            <text:p text:style-name="Table_20_Contents">Footer sur mobile (lignes 109 à 142)</text:p>
          </table:table-cell>
          <table:table-cell table:style-name="Tableau3.B2" office:value-type="string">
            <text:p text:style-name="Table_20_Contents">Voir la description ci-dessus elle reste identique.</text:p>
          </table:table-cell>
          <table:table-cell table:style-name="Tableau3.D2" office:value-type="string">
            <text:p text:style-name="Table_20_Contents"/>
          </table:table-cell>
        </table:table-row>
        <table:table-row>
          <table:table-cell table:style-name="Tableau3.A2" office:value-type="string">
            <text:p text:style-name="Table_20_Contents">panier.html</text:p>
          </table:table-cell>
          <table:table-cell table:style-name="Tableau3.B2" office:value-type="string">
            <text:p text:style-name="Table_20_Contents">W3C Validator html</text:p>
          </table:table-cell>
          <table:table-cell table:style-name="Tableau3.B2" office:value-type="string">
            <text:p text:style-name="Table_20_Contents">Document checking completed. No errors or warnings to show. </text:p>
          </table:table-cell>
          <table:table-cell table:style-name="Tableau3.D2" office:value-type="string">
            <text:p text:style-name="Table_20_Contents"/>
          </table:table-cell>
        </table:table-row>
        <table:table-row>
          <table:table-cell table:style-name="Tableau3.A16" office:value-type="string">
            <text:p text:style-name="Table_20_Contents">style.css</text:p>
          </table:table-cell>
          <table:table-cell table:style-name="Tableau3.B2" office:value-type="string">
            <text:p text:style-name="Table_20_Contents">W3C Validator CSS</text:p>
          </table:table-cell>
          <table:table-cell table:style-name="Tableau3.B2" office:value-type="string">
            <text:p text:style-name="Table_20_Contents">Aucune erreurs trouvées, seul des avertissements persistent du à <text:span text:style-name="Source_20_Text">-webkit-</text:span> <text:s/>qui n'est pas reconnu par le validateur.</text:p>
          </table:table-cell>
          <table:table-cell table:style-name="Tableau3.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giie Miini</meta:initial-creator>
    <meta:creation-date>2021-05-06T22:54:04.94</meta:creation-date>
    <dc:date>2021-05-07T22:58:36.67</dc:date>
    <dc:creator>Anggiie Miini</dc:creator>
    <meta:editing-duration>PT12H55M35S</meta:editing-duration>
    <meta:editing-cycles>67</meta:editing-cycles>
    <meta:generator>OpenOffice/4.1.7$Win32 OpenOffice.org_project/417m1$Build-9800</meta:generator>
    <meta:document-statistic meta:table-count="3" meta:image-count="0" meta:object-count="0" meta:page-count="7" meta:paragraph-count="194" meta:word-count="1793" meta:character-count="10091"/>
  </office:meta>
</office:document-meta>
</file>